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84cm" fo:margin-left="-0.191cm" table:align="left" style:writing-mode="lr-tb"/>
    </style:style>
    <style:style style:name="Tableau1.A" style:family="table-column">
      <style:table-column-properties style:column-width="5.327cm"/>
    </style:style>
    <style:style style:name="Tableau1.B" style:family="table-column">
      <style:table-column-properties style:column-width="5.325cm"/>
    </style:style>
    <style:style style:name="Tableau1.C" style:family="table-column">
      <style:table-column-properties style:column-width="5.33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DejaVu Sans1"/>
    </style:style>
    <style:style style:name="P2" style:family="paragraph" style:parent-style-name="Standard">
      <style:text-properties style:font-name="DejaVu Sans1" fo:font-size="13pt" style:font-size-asian="13pt" style:font-size-complex="13pt"/>
    </style:style>
    <style:style style:name="P3" style:family="paragraph" style:parent-style-name="Standard">
      <style:paragraph-properties fo:text-align="end" style:justify-single-word="false"/>
      <style:text-properties style:font-name="DejaVu Sans1" fo:font-size="13pt" style:font-size-asian="13pt" style:font-size-complex="13pt"/>
    </style:style>
    <style:style style:name="P4" style:family="paragraph" style:parent-style-name="Standard">
      <style:paragraph-properties fo:text-align="end" style:justify-single-word="false"/>
      <style:text-properties style:font-name="DejaVu Sans1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 style:master-page-name="First_20_Page">
      <style:paragraph-properties style:page-number="auto">
        <style:tab-stops>
          <style:tab-stop style:position="14.504cm"/>
        </style:tab-stops>
      </style:paragraph-properties>
      <style:text-properties style:font-name="DejaVu Sans1" fo:font-size="13pt" style:font-size-asian="13pt" style:font-size-complex="13pt"/>
    </style:style>
    <style:style style:name="P7" style:family="paragraph" style:parent-style-name="Standard" style:master-page-name=""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style:writing-mode="lr-tb">
        <style:background-image/>
      </style:paragraph-properties>
      <style:text-properties fo:color="#ffffff" style:font-name="DejaVu Sans1" fo:font-size="26pt" style:text-underline-style="solid" style:text-underline-width="auto" style:text-underline-color="font-color" style:font-size-asian="26pt" style:font-size-complex="26pt"/>
    </style:style>
    <style:style style:name="P8" style:family="paragraph" style:parent-style-name="Standard" style:master-page-name=""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style:writing-mode="lr-tb">
        <style:background-image/>
      </style:paragraph-properties>
      <style:text-properties fo:color="#ffffff" style:font-name="DejaVu Sans1" fo:font-size="26pt" style:text-underline-style="solid" style:text-underline-width="auto" style:text-underline-color="font-color" style:font-size-asian="26pt" style:font-size-complex="26pt"/>
    </style:style>
    <style:style style:name="P9" style:family="paragraph" style:parent-style-name="Standard">
      <style:paragraph-properties fo:break-before="page"/>
    </style:style>
    <style:style style:name="P10" style:family="paragraph" style:parent-style-name="Footer" style:master-page-name=""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color="#ffffff" style:font-name="DejaVu Sans1" fo:font-size="13pt" style:font-size-asian="13pt" style:font-size-complex="13pt"/>
    </style:style>
    <style:style style:name="P11" style:family="paragraph" style:parent-style-name="Header" style:master-page-name=""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color="#ffffff" style:font-name="DejaVu Sans1" fo:font-size="13pt" fo:background-color="transparent" style:font-size-asian="13pt" style:font-size-complex="13pt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SAMBERT-PAYET Steven<text:tab/>Gr 3,2</text:p>
      <text:p text:style-name="P2">GUBAREVICH Ales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Rapport TP 3-4 :</text:p>
      <text:p text:style-name="P7">Chiffre de Vigene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3"/>
      <text:p text:style-name="P3">Année 2017-2018</text:p>
      <text:p text:style-name="Standard"><text:soft-page-break/></text:p>
      <text:p text:style-name="P9">Toutes les mesures de temps étaient effectuées 3 fois sur les machines des salles de TP avec 4 cœurs. C’est la moyenne des 3 mesures qui sera indiqué dans les tableaux.</text:p>
      <text:p text:style-name="Standard">La boucle de la ligne 21 n’est pas parallélisable puisqu’on ne connait pas le nombre d’itérations de la boucle en avance (et parce qu’on peut pas paralléliser une lecture de fichier).</text:p>
      <text:p text:style-name="Standard">La boucle de la ligne 31 ne peut être parallélisée à cause de la variable <text:span text:style-name="T1">code</text:span> qui est changé d’une manière non triviale à chaque itération de la boucle (multiplication par 2, sous une certaine condition addition de 1).</text:p>
      <text:p text:style-name="Standard">La boucle de la ligne 44 ne peut pas être parallélisée à cause de la variable partagée <text:span text:style-name="T1">code</text:span> qui est utilisée dans la condition du <text:span text:style-name="T1">if</text:span> et, donc, chaque itération de la boucle à besoin de la valeur obtenue à l’itération précédente.</text:p>
      <text:p text:style-name="Standard">La boucle de la ligne 57 pourrait être parallélisée, mais les mesures de temps ont montré qu’on ne gagne pas de temps à l’exécution en le faisant (voir tableau).</text:p>
      <text:p text:style-name="Standard">La boucle de la ligne 60 était parallélisée puisque la parallélisation permet d’économiser du temps (voir tableau). Par contre, elle l’était avec un <text:span text:style-name="T1">schedule(dynamic)</text:span> puisqu’un <text:span text:style-name="T1">schedule</text:span> par défaut ne serait pas équilibré (parce que plus le compteur <text:span text:style-name="T1">i</text:span> est grand, plus le nombre d’itérations de la boucle intérieure est petit).</text:p>
      <text:p text:style-name="Standard">La boucle de la ligne 61 n’est pas parallélisée puisque c’est une boucle intérieure de la boucle précédente qui est déjà parallélisée.</text:p>
      <text:p text:style-name="Standard">On ne peut pas paralléliser la boucle de la ligne 64 puisqu’elle est une boucle intérieure de la boucle précédente, et parce qu’on ne connait pas le nombre d’itérations en avance.</text:p>
      <text:p text:style-name="Standard">La boucle de la ligne 77 ne peux pas être parallélisée parce que tout le corps de la boucle devrait être placé dans une section critique (à cause des variables partagées <text:span text:style-name="T1">max_num_facts</text:span> et <text:span text:style-name="T1">most_frequent_fact</text:span>) ce qui rendrait la parallélisation de la boucle inutile.</text:p>
      <text:p text:style-name="Standard">Il n’y a pas d’utilité de paralléliser la boucle de la ligne 93, puisque malgré le fait qu’en théorie elle peut l’être, on obtient une perte de temps (voir tableau).</text:p>
      <text:p text:style-name="Standard">La boucle de la ligne 95 est une boucle intérieure, donc, on ne la parallélise pas.</text:p>
      <text:p text:style-name="Standard">La boucle de la ligne 99 peut bien être paralléliser puisqu’on obtient un gain du temps (voir tableau).</text:p>
      <text:p text:style-name="Standard">La boucle de la ligne 100 est une boucle intérieure d’une boucle parallélisée, donc, pas de parallélisation.</text:p>
      <text:p text:style-name="Standard">La même réflexion et la même conclusion pour la boucle de la ligne 105.</text:p>
      <text:p text:style-name="Standard">On n’a pas observé de différence entre le temps séquentiel et le temps parallèle de l’exécution de la boucle de la ligne 114 (voir tableau), donc, elle peut être laissée non parallélisée.</text:p>
      <text:p text:style-name="Standard">La boucle de la ligne 128 peut être parallélisée, on obtient un gain de temps (voir tableau). Par contre, il faut faire attention à la variable <text:span text:style-name="T1">j</text:span>. Elle agit comme un compteur modulo <text:span text:style-name="T1">key_length</text:span> qui ne pose pas de problèmes en séquentiel, mais pour avoir un bon fonctionnement en parallèle, il faut s’assurer que la variable <text:span text:style-name="T1">j</text:span> a bien la même valeur qu’elle aurait dans une exécution séquentielle. Pour <text:soft-page-break/>cela, on la rend privée, et on distribue les itérations de boucle par « portions » de longueur <text:span text:style-name="T1">key_length</text:span>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"><text:span text:style-name="T2">Ligne de la boucle</text:span></text:p>
          </table:table-cell>
          <table:table-cell table:style-name="Tableau1.A1" office:value-type="string">
            <text:p text:style-name="P5"><text:span text:style-name="T2">Temps en séquentiel, en secondes</text:span></text:p>
          </table:table-cell>
          <table:table-cell table:style-name="Tableau1.A1" office:value-type="string">
            <text:p text:style-name="P5"><text:span text:style-name="T2">Temps en parallèle, en secondes</text:span></text:p>
          </table:table-cell>
        </table:table-row>
        <table:table-row table:style-name="Tableau1.1">
          <table:table-cell table:style-name="Tableau1.A1" office:value-type="string">
            <text:p text:style-name="P5">57</text:p>
          </table:table-cell>
          <table:table-cell table:style-name="Tableau1.A1" office:value-type="string">
            <text:p text:style-name="P5">0.000005</text:p>
          </table:table-cell>
          <table:table-cell table:style-name="Tableau1.A1" office:value-type="string">
            <text:p text:style-name="P5">0.000348</text:p>
          </table:table-cell>
        </table:table-row>
        <table:table-row table:style-name="Tableau1.1">
          <table:table-cell table:style-name="Tableau1.A1" office:value-type="string">
            <text:p text:style-name="P5">60</text:p>
          </table:table-cell>
          <table:table-cell table:style-name="Tableau1.A1" office:value-type="string">
            <text:p text:style-name="P5">0.126593<text:bookmark text:name="_GoBack"/></text:p>
          </table:table-cell>
          <table:table-cell table:style-name="Tableau1.A1" office:value-type="string">
            <text:p text:style-name="P5">0.036770</text:p>
          </table:table-cell>
        </table:table-row>
        <table:table-row table:style-name="Tableau1.1">
          <table:table-cell table:style-name="Tableau1.A1" office:value-type="string">
            <text:p text:style-name="P5">93</text:p>
          </table:table-cell>
          <table:table-cell table:style-name="Tableau1.A1" office:value-type="string">
            <text:p text:style-name="P5">0.000002</text:p>
          </table:table-cell>
          <table:table-cell table:style-name="Tableau1.A1" office:value-type="string">
            <text:p text:style-name="P5">0.000068</text:p>
          </table:table-cell>
        </table:table-row>
        <table:table-row table:style-name="Tableau1.1">
          <table:table-cell table:style-name="Tableau1.A1" office:value-type="string">
            <text:p text:style-name="P5">99</text:p>
          </table:table-cell>
          <table:table-cell table:style-name="Tableau1.A1" office:value-type="string">
            <text:p text:style-name="P5">0.000044</text:p>
          </table:table-cell>
          <table:table-cell table:style-name="Tableau1.A1" office:value-type="string">
            <text:p text:style-name="P5">0.000023</text:p>
          </table:table-cell>
        </table:table-row>
        <table:table-row table:style-name="Tableau1.1">
          <table:table-cell table:style-name="Tableau1.A1" office:value-type="string">
            <text:p text:style-name="P5">114</text:p>
          </table:table-cell>
          <table:table-cell table:style-name="Tableau1.A1" office:value-type="string">
            <text:p text:style-name="P5">0.000001</text:p>
          </table:table-cell>
          <table:table-cell table:style-name="Tableau1.A1" office:value-type="string">
            <text:p text:style-name="P5">0.000001</text:p>
          </table:table-cell>
        </table:table-row>
        <table:table-row table:style-name="Tableau1.1">
          <table:table-cell table:style-name="Tableau1.A1" office:value-type="string">
            <text:p text:style-name="P5">128</text:p>
          </table:table-cell>
          <table:table-cell table:style-name="Tableau1.A1" office:value-type="string">
            <text:p text:style-name="P5">0.000105</text:p>
          </table:table-cell>
          <table:table-cell table:style-name="Tableau1.A1" office:value-type="string">
            <text:p text:style-name="P5">0.000044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Lucida Sans Unicode" svg:font-family="'Lucida Sans Unicode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color="#ffffff" style:font-name="DejaVu Sans1" fo:font-size="13pt" fo:background-color="transparent" style:font-size-asian="13pt" style:font-size-complex="13pt"/>
    </style:style>
    <style:style style:name="MP2" style:family="paragraph" style:parent-style-name="Footer" style:master-page-name="">
      <style:paragraph-properties fo:margin-left="-2.501cm" fo:margin-right="-2.501cm" fo:text-align="center" style:justify-single-word="false" fo:orphans="2" fo:widows="2" fo:text-indent="0cm" style:auto-text-indent="false" style:page-number="auto" fo:background-color="#ff3333" text:number-lines="false" text:line-number="0" style:writing-mode="lr-tb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fo:color="#ffffff" style:font-name="DejaVu Sans1" fo:font-size="13pt" style:font-size-asian="13pt" style:font-size-complex="13pt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34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TP 3-4: Chiffre de Vigenere</text:p>
      </style:header>
      <style:footer>
        <text:p text:style-name="MP2"><text:page-number text:select-page="current">4</text:page-number>/<text:page-count>4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 GUBAREVICH</meta:initial-creator>
    <meta:editing-cycles>2</meta:editing-cycles>
    <meta:creation-date>2017-11-29T23:17:00</meta:creation-date>
    <dc:date>2017-11-30T10:09:31.58</dc:date>
    <meta:editing-duration>PT1M</meta:editing-duration>
    <meta:generator>OpenOffice/4.0.1$Win32 OpenOffice.org_project/401m5$Build-9714</meta:generator>
    <meta:document-statistic meta:table-count="1" meta:image-count="0" meta:object-count="0" meta:page-count="4" meta:paragraph-count="44" meta:word-count="587" meta:character-count="34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